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  <style:text-properties fo:font-size="26pt"/>
    </style:style>
    <style:style style:name="P7" style:family="paragraph">
      <style:text-properties fo:font-size="26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" fo:font-size="20pt" fo:text-shadow="1pt 1pt" style:font-size-asian="20pt" style:font-size-complex="20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843cm" svg:y="0.508cm">
          <draw:text-box>
            <text:p text:style-name="P1"><text:span text:style-name="T1">HYMN #687</text:span></text:p>
            <text:p text:style-name="P1"><text:span text:style-name="T2">“</text:span><text:span text:style-name="T2">Thine Forever, God of Lov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384cm" svg:height="7.011cm" svg:x="1.754cm" svg:y="0.508cm">
          <draw:text-box>
            <text:p text:style-name="P4"><text:span text:style-name="T3">1. </text:span><text:span text:style-name="T4">Thine forever, God of love!</text:span></text:p>
            <text:p text:style-name="P4"><text:span text:style-name="T4">Hear us from Thy throne above;</text:span></text:p>
            <text:p text:style-name="P4"><text:span text:style-name="T4">Thine forever may we be</text:span></text:p>
            <text:p text:style-name="P4"><text:span text:style-name="T4">Here and in eternit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5" draw:layer="layout" svg:width="24.384cm" svg:height="7.011cm" svg:x="1.778cm" svg:y="0.508cm">
          <draw:text-box>
            <text:p text:style-name="P4"><text:span text:style-name="T3">2. </text:span><text:span text:style-name="T4">Thine forever! Oh, how blest</text:span></text:p>
            <text:p text:style-name="P4"><text:span text:style-name="T4">They who find in Thee their rest!</text:span></text:p>
            <text:p text:style-name="P4"><text:span text:style-name="T4">Savior, guardian, heav’nly friend,</text:span></text:p>
            <text:p text:style-name="P4"><text:span text:style-name="T4">O defend us to the en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5" draw:layer="layout" svg:width="24.384cm" svg:height="7.011cm" svg:x="2.032cm" svg:y="0.595cm">
          <draw:text-box>
            <text:p text:style-name="P4"><text:span text:style-name="T3">3. </text:span><text:span text:style-name="T4">Thine forever, Lord of Life!</text:span></text:p>
            <text:p text:style-name="P4"><text:span text:style-name="T4">Shield us through our earthly strife.</text:span></text:p>
            <text:p text:style-name="P4"><text:span text:style-name="T4">Thou, the life, the truth, the way,</text:span></text:p>
            <text:p text:style-name="P4"><text:span text:style-name="T4">Guide us to the realms of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5" draw:layer="layout" svg:width="24.384cm" svg:height="7.011cm" svg:x="1.778cm" svg:y="0.508cm">
          <draw:text-box>
            <text:p text:style-name="P4"><text:span text:style-name="T3">4. </text:span><text:span text:style-name="T4">Thine forever! Shepherd, keep</text:span></text:p>
            <text:p text:style-name="P4"><text:span text:style-name="T4">These Thy frail and trembling sheep;</text:span></text:p>
            <text:p text:style-name="P4"><text:span text:style-name="T4">Safe alone beneath Thy care,</text:span></text:p>
            <text:p text:style-name="P4"><text:span text:style-name="T4">Let us all Thy goodness sha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4" draw:text-style-name="P8" draw:layer="layout" svg:width="24.384cm" svg:height="10.668cm" svg:x="2.032cm" svg:y="0.508cm">
          <draw:text-box>
            <text:p text:style-name="P6"><text:span text:style-name="T3">5. </text:span><text:span text:style-name="T4">Thine forever! Thou our guide,</text:span></text:p>
            <text:p text:style-name="P6"><text:span text:style-name="T4">All our wants by Thee supplied,</text:span></text:p>
            <text:p text:style-name="P6"><text:span text:style-name="T4">All our sins by Thee forgiv’n;</text:span></text:p>
            <text:p text:style-name="P6"><text:span text:style-name="T4">Lead us, Lord, from earth to heav’n.</text:span></text:p>
            <text:p text:style-name="P7"><text:span text:style-name="T4"/></text:p>
            <text:p text:style-name="P7"><text:span text:style-name="T5"/></text:p>
            <text:p text:style-name="P7"><text:span text:style-name="T5"><text:s text:c="5"/></text:span><text:span text:style-name="T6"><text:s text:c="10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1T11:13:28.838000000</meta:creation-date>
    <dc:date>2019-04-27T14:17:25.846000000</dc:date>
    <meta:editing-duration>PT24M7S</meta:editing-duration>
    <meta:editing-cycles>12</meta:editing-cycles>
    <meta:generator>LibreOffice/6.1.5.2$Windows_X86_64 LibreOffice_project/90f8dcf33c87b3705e78202e3df5142b201bd805</meta:generator>
    <meta:document-statistic meta:object-count="39"/>
  </office:meta>
</office:document-meta>
</file>